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normal" officeooo:rsid="0015b17c" officeooo:paragraph-rsid="0015b17c" style:font-weight-asian="normal" style:font-weight-complex="normal"/>
    </style:style>
    <style:style style:name="P12" style:family="paragraph" style:parent-style-name="Standard">
      <style:text-properties fo:font-weight="normal" officeooo:rsid="00172051" officeooo:paragraph-rsid="00172051" style:font-weight-asian="normal" style:font-weight-complex="normal"/>
    </style:style>
    <style:style style:name="P13" style:family="paragraph" style:parent-style-name="Standard">
      <style:text-properties fo:font-weight="normal" officeooo:rsid="0017feb0" officeooo:paragraph-rsid="0017feb0" style:font-weight-asian="normal" style:font-weight-complex="normal"/>
    </style:style>
    <style:style style:name="P14" style:family="paragraph" style:parent-style-name="Standard">
      <style:text-properties fo:font-weight="normal" officeooo:rsid="00198e87" officeooo:paragraph-rsid="00198e87" style:font-weight-asian="normal" style:font-weight-complex="normal"/>
    </style:style>
    <style:style style:name="P15" style:family="paragraph" style:parent-style-name="Standard">
      <style:text-properties fo:font-weight="normal" officeooo:rsid="00199425" officeooo:paragraph-rsid="00199425" style:font-weight-asian="normal" style:font-weight-complex="normal"/>
    </style:style>
    <style:style style:name="P16" style:family="paragraph" style:parent-style-name="Standard">
      <style:text-properties fo:font-weight="normal" officeooo:rsid="001d7c6e" officeooo:paragraph-rsid="001d7c6e" style:font-weight-asian="normal" style:font-weight-complex="normal"/>
    </style:style>
    <style:style style:name="P17" style:family="paragraph" style:parent-style-name="Standard">
      <style:text-properties fo:font-weight="normal" officeooo:rsid="001f5773" officeooo:paragraph-rsid="001f5773" style:font-weight-asian="normal" style:font-weight-complex="normal"/>
    </style:style>
    <style:style style:name="P18" style:family="paragraph" style:parent-style-name="Standard">
      <style:text-properties fo:font-weight="normal" officeooo:rsid="0020985c" officeooo:paragraph-rsid="0020985c" style:font-weight-asian="normal" style:font-weight-complex="normal"/>
    </style:style>
    <style:style style:name="P19" style:family="paragraph" style:parent-style-name="Standard">
      <style:text-properties fo:font-weight="normal" officeooo:rsid="002180c7" officeooo:paragraph-rsid="002180c7" style:font-weight-asian="normal" style:font-weight-complex="normal"/>
    </style:style>
    <style:style style:name="P20" style:family="paragraph" style:parent-style-name="Standard">
      <style:text-properties fo:font-weight="normal" officeooo:rsid="00222485" officeooo:paragraph-rsid="00222485" style:font-weight-asian="normal" style:font-weight-complex="normal"/>
    </style:style>
    <style:style style:name="P21" style:family="paragraph" style:parent-style-name="Standard">
      <style:text-properties fo:font-weight="normal" officeooo:rsid="002305d7" officeooo:paragraph-rsid="002305d7" style:font-weight-asian="normal" style:font-weight-complex="normal"/>
    </style:style>
    <style:style style:name="P22" style:family="paragraph" style:parent-style-name="Standard">
      <style:text-properties fo:font-weight="normal" officeooo:rsid="00232284" officeooo:paragraph-rsid="00232284" style:font-weight-asian="normal" style:font-weight-complex="normal"/>
    </style:style>
    <style:style style:name="P23" style:family="paragraph" style:parent-style-name="Standard">
      <style:text-properties fo:font-weight="normal" officeooo:rsid="0027dc30" officeooo:paragraph-rsid="0027dc30" style:font-weight-asian="normal" style:font-weight-complex="normal"/>
    </style:style>
    <style:style style:name="P24" style:family="paragraph" style:parent-style-name="Standard">
      <style:text-properties fo:font-weight="normal" officeooo:rsid="00280253" officeooo:paragraph-rsid="00280253" style:font-weight-asian="normal" style:font-weight-complex="normal"/>
    </style:style>
    <style:style style:name="P25" style:family="paragraph" style:parent-style-name="Standard">
      <style:text-properties fo:font-weight="normal" officeooo:rsid="00286980" officeooo:paragraph-rsid="00286980" style:font-weight-asian="normal" style:font-weight-complex="normal"/>
    </style:style>
    <style:style style:name="P26" style:family="paragraph" style:parent-style-name="Standard">
      <style:text-properties fo:font-weight="normal" officeooo:rsid="00297c68" officeooo:paragraph-rsid="00297c68" style:font-weight-asian="normal" style:font-weight-complex="normal"/>
    </style:style>
    <style:style style:name="P27" style:family="paragraph" style:parent-style-name="Standard" style:list-style-name="L1">
      <style:text-properties fo:font-weight="normal" officeooo:rsid="0017feb0" officeooo:paragraph-rsid="0017feb0" style:font-weight-asian="normal" style:font-weight-complex="normal"/>
    </style:style>
    <style:style style:name="P28" style:family="paragraph" style:parent-style-name="Standard" style:list-style-name="L2">
      <style:text-properties fo:font-weight="normal" officeooo:rsid="00251a67" officeooo:paragraph-rsid="00251a67" style:font-weight-asian="normal" style:font-weight-complex="normal"/>
    </style:style>
    <style:style style:name="P29" style:family="paragraph" style:parent-style-name="Standard" style:list-style-name="L3">
      <style:text-properties fo:font-weight="normal" officeooo:rsid="00251a67" officeooo:paragraph-rsid="00251a67" style:font-weight-asian="normal" style:font-weight-complex="normal"/>
    </style:style>
    <style:style style:name="P30" style:family="paragraph" style:parent-style-name="Standard">
      <style:text-properties fo:font-weight="normal" officeooo:rsid="00251a67" officeooo:paragraph-rsid="00251a67" style:font-weight-asian="normal" style:font-weight-complex="normal"/>
    </style:style>
    <style:style style:name="P31" style:family="paragraph" style:parent-style-name="Standard">
      <style:text-properties fo:font-weight="normal" officeooo:rsid="0027136a" officeooo:paragraph-rsid="0027136a" style:font-weight-asian="normal" style:font-weight-complex="normal"/>
    </style:style>
    <style:style style:name="P32" style:family="paragraph" style:parent-style-name="Standard">
      <style:text-properties fo:font-weight="normal" officeooo:rsid="00297c68" officeooo:paragraph-rsid="00297c68" style:font-weight-asian="normal" style:font-weight-complex="normal"/>
    </style:style>
    <style:style style:name="P33" style:family="paragraph" style:parent-style-name="Standard">
      <style:paragraph-properties fo:break-before="page"/>
      <style:text-properties fo:font-weight="normal" officeooo:rsid="0029f4e3" officeooo:paragraph-rsid="0029f4e3" style:font-weight-asian="normal" style:font-weight-complex="normal"/>
    </style:style>
    <style:style style:name="P34" style:family="paragraph" style:parent-style-name="Standard">
      <style:text-properties fo:font-weight="normal" officeooo:rsid="0029f4e3" officeooo:paragraph-rsid="0029f4e3" style:font-weight-asian="normal" style:font-weight-complex="normal"/>
    </style:style>
    <style:style style:name="P35" style:family="paragraph" style:parent-style-name="Standard">
      <style:text-properties fo:font-weight="normal" officeooo:rsid="0029f4e3" officeooo:paragraph-rsid="002a28db" style:font-weight-asian="normal" style:font-weight-complex="normal"/>
    </style:style>
    <style:style style:name="P36" style:family="paragraph" style:parent-style-name="Standard">
      <style:text-properties fo:font-weight="normal" officeooo:rsid="002a28db" officeooo:paragraph-rsid="002a28db" style:font-weight-asian="normal" style:font-weight-complex="normal"/>
    </style:style>
    <style:style style:name="P37" style:family="paragraph" style:parent-style-name="Standard">
      <style:text-properties fo:font-weight="bold" officeooo:rsid="002a28db" officeooo:paragraph-rsid="002a28db" style:font-weight-asian="bold" style:font-weight-complex="bold"/>
    </style:style>
    <style:style style:name="P38"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9"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41"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2"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3"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4"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5"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46"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47"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48"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49"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50"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51"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52"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53"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officeooo:rsid="00280253"/>
    </style:style>
    <style:style style:name="T15" style:family="text">
      <style:text-properties officeooo:rsid="00297c68"/>
    </style:style>
    <style:style style:name="T16" style:family="text">
      <style:text-properties officeooo:rsid="002a28db"/>
    </style:style>
    <style:style style:name="T17" style:family="text">
      <style:text-properties officeooo:rsid="002d5a6d"/>
    </style:style>
    <style:style style:name="T18" style:family="text">
      <style:text-properties officeooo:rsid="0030c79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1">Corso diviso in 3 blocchi: Batteriologia (generale e speciale), Virologia (generale e speciale) e Micologia <text:span text:style-name="T1">(generale e speciale).</text:span></text:p>
      <text:p text:style-name="P11"/>
      <text:p text:style-name="P2">Virologia Generale:</text:p>
      <text:p text:style-name="P12">Antibiotici: Alezander Fleming, 1928: Osservò che sulle piastre Petri contaminate da muffa i batteri non crescevano in un alone attorno alla muffa, dalla muffa isolò la penicillina.</text:p>
      <text:p text:style-name="P12"/>
      <text:p text:style-name="P12">L’uso massiccio di antibiotici sta rendendo l’antibiotico-resistenza un problema in continuo peggioramento.</text:p>
      <text:p text:style-name="P12"/>
      <text:p text:style-name="P12">Per quanto riguarda la virologia invece stiamo assistendo ad un periodo d’oro degli antivirali.</text:p>
      <text:p text:style-name="P12">Lo sviluppo degli antivirali è iniziato più tardi rispetto aglia ntibiotici perché i virus per replicarsi usano i meccanismi molecolari della cellula, quindi c’è il rischio che il farmaco risulti tossico.</text:p>
      <text:p text:style-name="P12"/>
      <text:p text:style-name="P13">Jenner, 1700: Vaccino del vaiolo.</text:p>
      <text:p text:style-name="P13"/>
      <text:p text:style-name="P13">Esistono vari tipi di vaccino:</text:p>
      <text:list text:style-name="L1">
        <text:list-item>
          <text:p text:style-name="P27">Vaccini vivi attenuati: Efficaci ma con controindicazioni, specialmente in pazienti immunodepressi (ovviamente), tuttora usati.</text:p>
        </text:list-item>
        <text:list-item>
          <text:p text:style-name="P27">…</text:p>
        </text:list-item>
      </text:list>
      <text:p text:style-name="P13"/>
      <text:p text:style-name="P13">I virus sono diventati visibili solo dopo l’invenzione del microscopio elettronico, prima si era capita la loro esistenza ma non erano mai stati osservati direttamente.</text:p>
      <text:p text:style-name="P13"/>
      <text:p text:style-name="P14">Osservano l’anomalo tasso di sarcomi in alcuni pollai è stata osservata l’esistenza dei virus oncogeni.</text:p>
      <text:p text:style-name="P14"/>
      <text:p text:style-name="P3">I Virus</text:p>
      <text:p text:style-name="P15">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5">Caratterizzati da alta velocità di mutazione. Non cotengono molecole ad attività enzimatica quindi non sono capaci di sintesi proteica o di metabolismo energetico.</text:p>
      <text:p text:style-name="P15"/>
      <text:p text:style-name="P3">Morfologia e struttura:</text:p>
      <text:p text:style-name="P15">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5"/>
      <text:p text:style-name="P16">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7">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6"><text:soft-page-break/></text:p>
      <text:p text:style-name="P17">I processi di replicazione ed assemblaggio virale devono essere veloci per evitare che i meccanismi di difesa della cellula abbiano il tempo di attivarsi.</text:p>
      <text:p text:style-name="P18"/>
      <text:p text:style-name="P18">I virus nudi tendono ad essere più resistenti ai disinfettanti mentre quelli rivestiti sono favoriti all’interno dell’organismo ospite, inoltre i virus rivestiti possono uscire dalla cellula senza rompere la membrana (infezioni persistenti).</text:p>
      <text:p text:style-name="P19">Nei virus rivestiti si trovano proteine tra l’envelope e il capside dette <text:span text:style-name="T2">proteine della matrice</text:span>.</text:p>
      <text:p text:style-name="P19"/>
      <text:p text:style-name="P20">LA presenza o meno di un envelope porta a differenze sostanziali nelle modialità di entrata e di uscita dalla cellula.</text:p>
      <text:p text:style-name="P20">I virus nudi escono quasi sempre per lisi della cellula, quelli rivestiti per esocitosi (infezioni persistenti).</text:p>
      <text:p text:style-name="P20"/>
      <text:p text:style-name="P20">I virus rivestiti presentato una matrice proteica tra il capside e l’envelope, queste proteine aumentano la rigidità della struttura del virus.</text:p>
      <text:p text:style-name="P20">L’involucro esterno è perso nelle prime fasi di entrata nella cellula e va ad inattivare alcuni meccanismi di difesa.</text:p>
      <text:p text:style-name="P20">All’esterno dell’organismo ospite i virus rivestiti sono molto più resistenti.</text:p>
      <text:p text:style-name="P20"/>
      <text:p text:style-name="P20">Il genoma dei virus è molto piccolo rispetto al genoma delle cellule, alcuni si sono ridotti a 3-4 kb. Le proteine virali svolgono molte funzioni (moonlighting, aumenta la compattezza del codice).</text:p>
      <text:p text:style-name="P20">Il genoma virale, tranne pochissime eccezioni, non presenta introni.</text:p>
      <text:p text:style-name="P20">Alcuni genomi virali presentano geni sovrapposti, danno origine a prodotti proteici differenti se la traduzione inizia in punti diversi.</text:p>
      <text:p text:style-name="P20">Nei virus a doppia elica alcuni geni sono codificati in una catena e altri nell’altra.</text:p>
      <text:p text:style-name="P20"/>
      <text:p text:style-name="P4">Nomenclatura dei virus:</text:p>
      <text:p text:style-name="P21">Classicamente classificati in base alle malattie che causano, metodo inconsistente perché virus possono dare malattie differenti e virus diversi possono dare sintomi molto simili.</text:p>
      <text:p text:style-name="P21">Esempio: virus dell’epatite, ne esistono molti tipi (A, B, C, D, E, F, G, forse altri) estremamente diversi tra loro come struttura, biochimica, modalità di trasmissione <text:span text:style-name="T10">e quindi approccio terapeutico</text:span>.</text:p>
      <text:p text:style-name="P22">I virus erpetici invece danno malattie molto diverse pur essendo strutturalmente indistinguibili al microscopio elettronico.</text:p>
      <text:p text:style-name="P22"/>
      <text:p text:style-name="P22">I virus, a differenza degli organismi superiori, hanno un tasso di mutazione genetica molto alto, nel giro di ore o giorni si generano nuove varianti e ceppi.</text:p>
      <text:p text:style-name="P22">Nella nomenclatura dei virus si parla di quasi-specie e non di specie appunto per questo.</text:p>
      <text:p text:style-name="P22"/>
      <text:p text:style-name="P22">Nella nomenclatura corrente si segue un approccio gerarchico organizzato in famiglie, sottofamiglie, generi e quasi-specie.</text:p>
      <text:p text:style-name="P22"/>
      <text:p text:style-name="P5">Ciclo replicativo dei Virus:</text:p>
      <text:p text:style-name="P6">Fase precoce:</text:p>
      <text:list text:style-name="L2">
        <text:list-item>
          <text:p text:style-name="P28">Attacco (adsorbimento) alla cellula ospite. Fase più critica, se ha successo quasi sempre il virus arriverà a replicarsi (??? dopo il prof dice il contrario).</text:p>
        </text:list-item>
        <text:list-item>
          <text:p text:style-name="P28">Penetrazione nel citoplasma.</text:p>
        </text:list-item>
        <text:list-item>
          <text:p text:style-name="P28">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28">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29">Assemblaggio dei virioni figli. Avviene nel punto dove si è replicato il genoma, i virus a DNA importano le proteine del capside nel nucleo e si assemblano lì, i virus a RNA si assemblano nel citoplasma.</text:p>
        </text:list-item>
        <text:list-item>
          <text:p text:style-name="P29">Rilascio dalla cellula ospite. Dipende dalla natura del virus, <text:s/>virus nudi generalmente escono per lisi, i virus rivestiti per gemmazione.</text:p>
        </text:list-item>
        <text:list-item>
          <text:p text:style-name="P29">Maturazione.</text:p>
        </text:list-item>
      </text:list>
      <text:p text:style-name="P30">I virus infettano preferenzialmente cellule in attiva replicazione (es. mucose) perché hanno il metabolismo più attivo, il virus può accelerare il metabolismo di cellule quiescenti ma risulta meno efficiente.</text:p>
      <text:p text:style-name="P31"/>
      <text:p text:style-name="P31">Virus che replicano più lentamente generano pochi virioni per cellula infettata (10^3) ma sono quasi tutti infettanti, virus più veloci generano molti più virioni figli (10^6 – 10^8) ma molti sono incompleti.</text:p>
      <text:p text:style-name="P31"/>
      <text:p text:style-name="P7">Fase <text:span text:style-name="T15">I,</text:span> attacco:</text:p>
      <text:p text:style-name="P23">Legame tra una proteina virale (anti-recettore) ed un elemento della membrana della cellula ospite (recettore). </text:p>
      <text:p text:style-name="P23">I recettori possono essere proteine, carboidrati, glicoproteine o glicolipidi.</text:p>
      <text:p text:style-name="P23">Il recettore cellulare è specifico per un virus.</text:p>
      <text:p text:style-name="P23">Alcuni virus hanno più anti-recettori diversi quindi hanno multiple vie di entrata nella cellula (anche 5 diverse).</text:p>
      <text:p text:style-name="P23">In alcuni casi (es. dengue) il dominio Fc degli anticorpi facilita il legame del virione alla cellula (tramite i recettori per il dominio Fc). <text:span text:style-name="T14">In questi casi la presenza di una risposta immune è uno svantaggio.</text:span></text:p>
      <text:p text:style-name="P23"/>
      <text:p text:style-name="P24">I recettori ovviamente non esistono per far entrare il virus ma servono alla funzione normale della cellula, molte sono integrine o molecole di adesione (molti virus infatti infettano gli epiteli, come detto prima). Oppure sono proteine transmembrana o canali.</text:p>
      <text:p text:style-name="P25">Ad esempio il virus HIV lega la molecola CD4 sui linfociti.</text:p>
      <text:p text:style-name="P25">Gli anticorpi neutralizzanti legano l’anti-recettore virale nel punto di legame con il recettore impedendo così l’entrata (problema risolto). Lo sviluppo di anticorpi neutralizzanti è l’obiettivo del sistema immunitario e dello sviluppo dei vaccini.</text:p>
      <text:p text:style-name="P25">Per difendersi i virus hanno sviluppato strategie, ad esempio alcuni presentano i recettori introflessi (canyon) </text:p>
      <text:p text:style-name="P10">Fase II, entrata nel citoplasma:</text:p>
      <text:p text:style-name="P8">Virus Rivestiti</text:p>
      <text:p text:style-name="P25">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5">Il recettore in questo caso è una struttura dinamica che cambia nel tempo, la prima glicoproteina (gp120) varia molto spesso impedendo al sistema immunitario di sviluppare anticorpi neutralizzanti, pur mantenendo la stessa struttura per gli altri <text:span text:style-name="T15">attori coinvolti</text:span>.</text:p>
      <text:p text:style-name="P26">L’entrata dei virus rivestiti avviene generalmente per fusione di membrana facendo entrare il capside nel citoplasma cellulare.</text:p>
      <text:p text:style-name="P26"/>
      <text:p text:style-name="P9">Virus Nudi</text:p>
      <text:p text:style-name="P26">Entrano principalmente per endocitosi.</text:p>
      <text:p text:style-name="P26"/>
      <text:p text:style-name="P26">Esistono molte situazioni intermedie in cui, ad esempio, virus rivestiti entrano per endocitosi.</text:p>
      <text:p text:style-name="P26"/>
      <text:p text:style-name="P9">Fase II, uncoating:</text:p>
      <text:p text:style-name="P26">Virus con genoma a DNA raggiungono i pori nucleari e penetrano nel nucleo. In questa fase i virus modificano il citoscheletro per attraversare il citoplasma più velocemente.</text:p>
      <text:p text:style-name="P26">I virus che entrano per endocitosi il capside si disgrega parzialmente ad opera della vescicola endocitotica liberando il materiale genetico.</text:p>
      <text:p text:style-name="P26">HIV è un virus ad RNA che però da origine ad un DNA a doppio filamento che viene trasportato nel nucleo ed integrato nel genoma ospite, la produzione del DNA avviene nel citoplasma ad opera dell’enzima retrotrascrittasi (virale).</text:p>
      <text:p text:style-name="P26"/>
      <text:p text:style-name="P9">Fase V: Assemblaggio</text:p>
      <text:p text:style-name="P26">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6">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6"/>
      <text:p text:style-name="P9">Fase VI: Rilascio</text:p>
      <text:p text:style-name="P26">Virus nudi: lisi cellulare.</text:p>
      <text:p text:style-name="P26">Virus con involucro: escono per gemmazione, si assemblano in prossimità della membrana.</text:p>
      <text:p text:style-name="P26">I virus rivestiti che assemblano nel nucleo prendono il proprio rivestimento dalla membrana nucleare, altrimenti lo prendono dalla membrana citoplasmatica.</text:p>
      <text:p text:style-name="P26">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6"/>
      <text:p text:style-name="P9">Fase VII: Maturazione</text:p>
      <text:p text:style-name="P26">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3">L’espressione genica virale, la replicazione del genoma virale e la sintesi proteica sono determinate dalla struttura del genoma virale.</text:p>
      <text:p text:style-name="P34">Buona parte dei geni <text:span text:style-name="T2">precoci</text:span> virali servono a fare il dirottamnto (hijack) dei meccanismi metabolici della cellula.</text:p>
      <text:p text:style-name="P34">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4"/>
      <text:p text:style-name="P34"><text:span text:style-name="T5">DNA a doppia catena</text:span><text:span text:style-name="T16">: </text:span>Quando il materiale genetico virale è replicato nel nucleo esso è trascritto dalle RNA polimerasi cellulari (virus a DNA a doppia catena).</text:p>
      <text:p text:style-name="P34"><text:span text:style-name="T2">Virus con DNA a singola catena</text:span>: deve diventare a doppia catena, per fare ciò si porta una DNA polimerasi virale che sintetizza l’altro filamento. Si procede poi come i virus a DNA ds.</text:p>
      <text:p text:style-name="P35"><text:span text:style-name="T2">Virus ad RNA</text:span>: tranne alcune eccezioni si replicano nel citoplasma e quasi sempre usano RNA polimerasi virali.</text:p>
      <text:p text:style-name="P35"><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16">Si produce così un filamento di RNA a polarità negativa che è usato come stampo per produrre i nuovi filamenti a polarità positiva.</text:span></text:p>
      <text:p text:style-name="P36"><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37">RNA a doppia catena<text:span text:style-name="T11">: Anche questi hanno bisogno di una RNA polimerasi up-front.</text:span></text:p>
      <text:p text:style-name="P37">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7"><text:span text:style-name="T11"/></text:p>
      <text:p text:style-name="P38">Impatto sulla cellula</text:p>
      <text:p text:style-name="P45">Si possono avere vari tipi di infezione:</text:p>
      <text:list text:style-name="L4">
        <text:list-item>
          <text:p text:style-name="P46"><text:span text:style-name="T2">Produttiva (citolitica)</text:span>: la cellula produce virioni e poi muore, maggior parte dei casi.</text:p>
        </text:list-item>
        <text:list-item>
          <text:p text:style-name="P46"><text:span text:style-name="T2">Abortiva</text:span>: i meccanismi di difesa della cellula funzionano e bloccano uno stadio della replicazione virale.</text:p>
        </text:list-item>
        <text:list-item>
          <text:p text:style-name="P40">Persistente attiva<text:span text:style-name="T11">: Il virus continua a replicare, danno al substrato o all’organo nel quale il virus si replica.</text:span></text:p>
        </text:list-item>
        <text:list-item>
          <text:p text:style-name="P40">Persistente latente<text:span text:style-name="T11">: Produzione di virioni intermittente o assente.</text:span></text:p>
        </text:list-item>
        <text:list-item>
          <text:p text:style-name="P40">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39"><text:span text:style-name="T11"/></text:p>
      <text:p text:style-name="P39">Infezione Produttiva o Citolitica:</text:p>
      <text:p text:style-name="P45">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45">Quest’operazione è realizzata dalle proteine dei geni precoci o da proteine già presenti nel capside o nella matrice del virus.</text:p>
      <text:p text:style-name="P45">Un altro effetto precoce è <text:span text:style-name="T17">il rallentamento/blocco della replicazione del DNA cellulare.</text:span></text:p>
      <text:p text:style-name="P47"><text:soft-page-break/>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47"/>
      <text:p text:style-name="P41">Alterazioni osservabili dell’infezione virale (effetti citopatici)</text:p>
      <text:list text:style-name="L5">
        <text:list-item>
          <text:p text:style-name="P49">Corpi di inclusione</text:p>
        </text:list-item>
        <text:list-item>
          <text:p text:style-name="P49">Cambiamenti morfologici</text:p>
        </text:list-item>
        <text:list-item>
          <text:p text:style-name="P49">Distruzione del nucleo</text:p>
        </text:list-item>
        <text:list-item>
          <text:p text:style-name="P49">Vacuoli</text:p>
        </text:list-item>
        <text:list-item>
          <text:p text:style-name="P49">Sincizi</text:p>
        </text:list-item>
        <text:list-item>
          <text:p text:style-name="P49">Gemmazione di virioni sulla membrana</text:p>
        </text:list-item>
      </text:list>
      <text:p text:style-name="P48"/>
      <text:p text:style-name="P41">Corpi di inclusione:<text:span text:style-name="T11"> Si osservano nel punto dove avviene l’assemblaggio dei virioni (nucleo o citoplasma). </text:span></text:p>
      <text:p text:style-name="P41">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41"><text:span text:style-name="T12"/></text:p>
      <text:p text:style-name="P53">Come può la cellula cercare di bloccare il ciclo replicativo?</text:p>
      <text:p text:style-name="P50">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18">Anche i virus hanno i propri miRNA che ostacolano ad esempio la presentazione dell’antigene e l’apoptosi.</text:span></text:p>
      <text:p text:style-name="P51">Le cellule contengono intrinsecamente proteine che ostacolano i virus, alcune cercano di bloccare l’ingresso, altri l’uncoating, l’uscita dalla cellula, ecc… </text:p>
      <text:p text:style-name="P51"/>
      <text:p text:style-name="P42">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43"><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43"><text:span text:style-name="T13"/></text:p>
      <text:p text:style-name="P44">Meccanismo di Trasformazione:</text:p>
      <text:p text:style-name="P52">Si tratta di un processo multi-step con inizio, promozione e progressio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0-10T12:36:34.435181081</dc:date>
    <meta:editing-duration>PT4H32M32S</meta:editing-duration>
    <meta:editing-cycles>33</meta:editing-cycles>
    <meta:generator>LibreOffice/7.5.7.1$Linux_X86_64 LibreOffice_project/50$Build-1</meta:generator>
    <meta:document-statistic meta:table-count="0" meta:image-count="0" meta:object-count="0" meta:page-count="6" meta:paragraph-count="122" meta:word-count="2790" meta:character-count="18808" meta:non-whitespace-character-count="16152"/>
  </office:meta>
</office:document-meta>
</file>